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8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4.386cm"/>
    </style:style>
    <style:style style:name="co7" style:family="table-column">
      <style:table-column-properties fo:break-before="auto" style:column-width="5.8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jmh-result-XPS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Original Running Time</text:p>
          </table:table-cell>
          <table:table-cell table:style-name="ce1" office:value-type="string" calcext:value-type="string">
            <text:p>Optimised Fixed Binary Running-Time</text:p>
          </table:table-cell>
          <table:table-cell table:style-name="ce1" office:value-type="string" calcext:value-type="string">
            <text:p>Relative Fixed Binary Running-Time</text:p>
          </table:table-cell>
          <table:table-cell table:style-name="ce1" office:value-type="string" calcext:value-type="string">
            <text:p>Optimised Arrow Reader Running-Time</text:p>
          </table:table-cell>
          <table:table-cell table:style-name="ce1" office:value-type="string" calcext:value-type="string">
            <text:p>Relative Arrow Reader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31.953377" calcext:value-type="float">
            <text:p>332.0</text:p>
          </table:table-cell>
          <table:table-cell office:value-type="float" office:value="328.060532" calcext:value-type="float">
            <text:p>328.1</text:p>
          </table:table-cell>
          <table:table-cell table:formula="of:=[.C2]/[.B2]" office:value-type="float" office:value="0.988272916410186" calcext:value-type="float">
            <text:p>0.988</text:p>
          </table:table-cell>
          <table:table-cell office:value-type="float" office:value="307.969949" calcext:value-type="float">
            <text:p>308.0</text:p>
          </table:table-cell>
          <table:table-cell table:formula="of:=[.E2]/[.C2]" office:value-type="float" office:value="0.938759524416061" calcext:value-type="float">
            <text:p>0.93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51.483253" calcext:value-type="float">
            <text:p>451.5</text:p>
          </table:table-cell>
          <table:table-cell office:value-type="float" office:value="451.808603" calcext:value-type="float">
            <text:p>451.8</text:p>
          </table:table-cell>
          <table:table-cell table:formula="of:=[.C3]/[.B3]" office:value-type="float" office:value="1.000720624736" calcext:value-type="float">
            <text:p>1.001</text:p>
          </table:table-cell>
          <table:table-cell office:value-type="float" office:value="430.784099" calcext:value-type="float">
            <text:p>430.8</text:p>
          </table:table-cell>
          <table:table-cell table:formula="of:=[.E3]/[.C3]" office:value-type="float" office:value="0.95346590600445" calcext:value-type="float">
            <text:p>0.95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652.120169" calcext:value-type="float">
            <text:p>652.1</text:p>
          </table:table-cell>
          <table:table-cell office:value-type="float" office:value="631.229807" calcext:value-type="float">
            <text:p>631.2</text:p>
          </table:table-cell>
          <table:table-cell table:formula="of:=[.C4]/[.B4]" office:value-type="float" office:value="0.967965471713542" calcext:value-type="float">
            <text:p>0.968</text:p>
          </table:table-cell>
          <table:table-cell office:value-type="float" office:value="638.766285" calcext:value-type="float">
            <text:p>638.8</text:p>
          </table:table-cell>
          <table:table-cell table:formula="of:=[.E4]/[.C4]" office:value-type="float" office:value="1.01193935697653" calcext:value-type="float">
            <text:p>1.0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892.547891" calcext:value-type="float">
            <text:p>892.5</text:p>
          </table:table-cell>
          <table:table-cell office:value-type="float" office:value="845.152256" calcext:value-type="float">
            <text:p>845.2</text:p>
          </table:table-cell>
          <table:table-cell table:formula="of:=[.C5]/[.B5]" office:value-type="float" office:value="0.94689849645278" calcext:value-type="float">
            <text:p>0.947</text:p>
          </table:table-cell>
          <table:table-cell office:value-type="float" office:value="928.933478" calcext:value-type="float">
            <text:p>928.9</text:p>
          </table:table-cell>
          <table:table-cell table:formula="of:=[.E5]/[.C5]" office:value-type="float" office:value="1.09913151317436" calcext:value-type="float">
            <text:p>1.0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433.11575" calcext:value-type="float">
            <text:p>2433.1</text:p>
          </table:table-cell>
          <table:table-cell office:value-type="float" office:value="2444.020941" calcext:value-type="float">
            <text:p>2444.0</text:p>
          </table:table-cell>
          <table:table-cell table:formula="of:=[.C6]/[.B6]" office:value-type="float" office:value="1.00448198611184" calcext:value-type="float">
            <text:p>1.004</text:p>
          </table:table-cell>
          <table:table-cell office:value-type="float" office:value="2462.895309" calcext:value-type="float">
            <text:p>2462.9</text:p>
          </table:table-cell>
          <table:table-cell table:formula="of:=[.E6]/[.C6]" office:value-type="float" office:value="1.00772267032715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243.14071" calcext:value-type="float">
            <text:p>3243.1</text:p>
          </table:table-cell>
          <table:table-cell office:value-type="float" office:value="3243.664998" calcext:value-type="float">
            <text:p>3243.7</text:p>
          </table:table-cell>
          <table:table-cell table:formula="of:=[.C7]/[.B7]" office:value-type="float" office:value="1.00016166057747" calcext:value-type="float">
            <text:p>1.000</text:p>
          </table:table-cell>
          <table:table-cell office:value-type="float" office:value="3263.378227" calcext:value-type="float">
            <text:p>3263.4</text:p>
          </table:table-cell>
          <table:table-cell table:formula="of:=[.E7]/[.C7]" office:value-type="float" office:value="1.00607745528967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370.320137" calcext:value-type="float">
            <text:p>4370.3</text:p>
          </table:table-cell>
          <table:table-cell office:value-type="float" office:value="4031.565005" calcext:value-type="float">
            <text:p>4031.6</text:p>
          </table:table-cell>
          <table:table-cell table:formula="of:=[.C8]/[.B8]" office:value-type="float" office:value="0.922487341572067" calcext:value-type="float">
            <text:p>0.922</text:p>
          </table:table-cell>
          <table:table-cell office:value-type="float" office:value="4247.431851" calcext:value-type="float">
            <text:p>4247.4</text:p>
          </table:table-cell>
          <table:table-cell table:formula="of:=[.E8]/[.C8]" office:value-type="float" office:value="1.05354418091542" calcext:value-type="float">
            <text:p>1.05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073.693696" calcext:value-type="float">
            <text:p>7073.7</text:p>
          </table:table-cell>
          <table:table-cell office:value-type="float" office:value="6309.910938" calcext:value-type="float">
            <text:p>6309.9</text:p>
          </table:table-cell>
          <table:table-cell table:formula="of:=[.C9]/[.B9]" office:value-type="float" office:value="0.892024903703153" calcext:value-type="float">
            <text:p>0.892</text:p>
          </table:table-cell>
          <table:table-cell office:value-type="float" office:value="6259.57929" calcext:value-type="float">
            <text:p>6259.6</text:p>
          </table:table-cell>
          <table:table-cell table:formula="of:=[.E9]/[.C9]" office:value-type="float" office:value="0.992023398032944" calcext:value-type="float">
            <text:p>0.9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3307.687731" calcext:value-type="float">
            <text:p>13307.7</text:p>
          </table:table-cell>
          <table:table-cell office:value-type="float" office:value="9418.729062" calcext:value-type="float">
            <text:p>9418.7</text:p>
          </table:table-cell>
          <table:table-cell table:formula="of:=[.C10]/[.B10]" office:value-type="float" office:value="0.707766011074881" calcext:value-type="float">
            <text:p>0.708</text:p>
          </table:table-cell>
          <table:table-cell office:value-type="float" office:value="9505.970586" calcext:value-type="float">
            <text:p>9506.0</text:p>
          </table:table-cell>
          <table:table-cell table:formula="of:=[.E10]/[.C10]" office:value-type="float" office:value="1.00926255797632" calcext:value-type="float">
            <text:p>1.00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4242.297856" calcext:value-type="float">
            <text:p>34242.3</text:p>
          </table:table-cell>
          <table:table-cell office:value-type="float" office:value="29920.487014" calcext:value-type="float">
            <text:p>29920.5</text:p>
          </table:table-cell>
          <table:table-cell table:formula="of:=[.C11]/[.B11]" office:value-type="float" office:value="0.873787359125996" calcext:value-type="float">
            <text:p>0.874</text:p>
          </table:table-cell>
          <table:table-cell office:value-type="float" office:value="24816.857907" calcext:value-type="float">
            <text:p>24816.9</text:p>
          </table:table-cell>
          <table:table-cell table:formula="of:=[.E11]/[.C11]" office:value-type="float" office:value="0.829426937315159" calcext:value-type="float">
            <text:p>0.82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100.117811" calcext:value-type="float">
            <text:p>7100.1</text:p>
          </table:table-cell>
          <table:table-cell office:value-type="float" office:value="6095.162573" calcext:value-type="float">
            <text:p>6095.2</text:p>
          </table:table-cell>
          <table:table-cell table:formula="of:=[.C12]/[.B12]" office:value-type="float" office:value="0.858459357330233" calcext:value-type="float">
            <text:p>0.858</text:p>
          </table:table-cell>
          <table:table-cell office:value-type="float" office:value="6154.72169" calcext:value-type="float">
            <text:p>6154.7</text:p>
          </table:table-cell>
          <table:table-cell table:formula="of:=[.E12]/[.C12]" office:value-type="float" office:value="1.00977153870577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0774.328115" calcext:value-type="float">
            <text:p>10774.3</text:p>
          </table:table-cell>
          <table:table-cell office:value-type="float" office:value="10445.494682" calcext:value-type="float">
            <text:p>10445.5</text:p>
          </table:table-cell>
          <table:table-cell table:formula="of:=[.C13]/[.B13]" office:value-type="float" office:value="0.969479912854872" calcext:value-type="float">
            <text:p>0.969</text:p>
          </table:table-cell>
          <table:table-cell office:value-type="float" office:value="10341.475942" calcext:value-type="float">
            <text:p>10341.5</text:p>
          </table:table-cell>
          <table:table-cell table:formula="of:=[.E13]/[.C13]" office:value-type="float" office:value="0.990041760283575" calcext:value-type="float">
            <text:p>0.9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584.433869" calcext:value-type="float">
            <text:p>14584.4</text:p>
          </table:table-cell>
          <table:table-cell office:value-type="float" office:value="12435.272499" calcext:value-type="float">
            <text:p>12435.3</text:p>
          </table:table-cell>
          <table:table-cell table:formula="of:=[.C14]/[.B14]" office:value-type="float" office:value="0.852640055191436" calcext:value-type="float">
            <text:p>0.853</text:p>
          </table:table-cell>
          <table:table-cell office:value-type="float" office:value="12750.68416" calcext:value-type="float">
            <text:p>12750.7</text:p>
          </table:table-cell>
          <table:table-cell table:formula="of:=[.E14]/[.C14]" office:value-type="float" office:value="1.02536427416652" calcext:value-type="float">
            <text:p>1.02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4746.3936" calcext:value-type="float">
            <text:p>24746.4</text:p>
          </table:table-cell>
          <table:table-cell office:value-type="float" office:value="20874.212147" calcext:value-type="float">
            <text:p>20874.2</text:p>
          </table:table-cell>
          <table:table-cell table:formula="of:=[.C15]/[.B15]" office:value-type="float" office:value="0.843525423720732" calcext:value-type="float">
            <text:p>0.844</text:p>
          </table:table-cell>
          <table:table-cell office:value-type="float" office:value="18012.019098" calcext:value-type="float">
            <text:p>18012.0</text:p>
          </table:table-cell>
          <table:table-cell table:formula="of:=[.E15]/[.C15]" office:value-type="float" office:value="0.862883780770076" calcext:value-type="float">
            <text:p>0.86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9263.837798" calcext:value-type="float">
            <text:p>59263.8</text:p>
          </table:table-cell>
          <table:table-cell office:value-type="float" office:value="57565.983539" calcext:value-type="float">
            <text:p>57566.0</text:p>
          </table:table-cell>
          <table:table-cell table:formula="of:=[.C16]/[.B16]" office:value-type="float" office:value="0.971350922888472" calcext:value-type="float">
            <text:p>0.971</text:p>
          </table:table-cell>
          <table:table-cell office:value-type="float" office:value="47419.123302" calcext:value-type="float">
            <text:p>47419.1</text:p>
          </table:table-cell>
          <table:table-cell table:formula="of:=[.E16]/[.C16]" office:value-type="float" office:value="0.823735136391344" calcext:value-type="float">
            <text:p>0.82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39.842775" calcext:value-type="float">
            <text:p>339.8</text:p>
          </table:table-cell>
          <table:table-cell office:value-type="float" office:value="356.915035" calcext:value-type="float">
            <text:p>356.9</text:p>
          </table:table-cell>
          <table:table-cell table:formula="of:=[.C17]/[.B17]" office:value-type="float" office:value="1.05023575975685" calcext:value-type="float">
            <text:p>1.050</text:p>
          </table:table-cell>
          <table:table-cell office:value-type="float" office:value="325.623438" calcext:value-type="float">
            <text:p>325.6</text:p>
          </table:table-cell>
          <table:table-cell table:formula="of:=[.E17]/[.C17]" office:value-type="float" office:value="0.912327602001972" calcext:value-type="float">
            <text:p>0.9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44.363714" calcext:value-type="float">
            <text:p>444.4</text:p>
          </table:table-cell>
          <table:table-cell office:value-type="float" office:value="394.102784" calcext:value-type="float">
            <text:p>394.1</text:p>
          </table:table-cell>
          <table:table-cell table:formula="of:=[.C18]/[.B18]" office:value-type="float" office:value="0.886892362232799" calcext:value-type="float">
            <text:p>0.887</text:p>
          </table:table-cell>
          <table:table-cell office:value-type="float" office:value="441.792423" calcext:value-type="float">
            <text:p>441.8</text:p>
          </table:table-cell>
          <table:table-cell table:formula="of:=[.E18]/[.C18]" office:value-type="float" office:value="1.1210081251291" calcext:value-type="float">
            <text:p>1.12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64.05619" calcext:value-type="float">
            <text:p>664.1</text:p>
          </table:table-cell>
          <table:table-cell office:value-type="float" office:value="591.200639" calcext:value-type="float">
            <text:p>591.2</text:p>
          </table:table-cell>
          <table:table-cell table:formula="of:=[.C19]/[.B19]" office:value-type="float" office:value="0.890287068930116" calcext:value-type="float">
            <text:p>0.890</text:p>
          </table:table-cell>
          <table:table-cell office:value-type="float" office:value="562.716582" calcext:value-type="float">
            <text:p>562.7</text:p>
          </table:table-cell>
          <table:table-cell table:formula="of:=[.E19]/[.C19]" office:value-type="float" office:value="0.951819982725019" calcext:value-type="float">
            <text:p>0.95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15.561728" calcext:value-type="float">
            <text:p>1215.6</text:p>
          </table:table-cell>
          <table:table-cell office:value-type="float" office:value="887.462298" calcext:value-type="float">
            <text:p>887.5</text:p>
          </table:table-cell>
          <table:table-cell table:formula="of:=[.C20]/[.B20]" office:value-type="float" office:value="0.73008410643215" calcext:value-type="float">
            <text:p>0.730</text:p>
          </table:table-cell>
          <table:table-cell office:value-type="float" office:value="913.729126" calcext:value-type="float">
            <text:p>913.7</text:p>
          </table:table-cell>
          <table:table-cell table:formula="of:=[.E20]/[.C20]" office:value-type="float" office:value="1.02959768325843" calcext:value-type="float">
            <text:p>1.03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748.449485" calcext:value-type="float">
            <text:p>3748.4</text:p>
          </table:table-cell>
          <table:table-cell office:value-type="float" office:value="2522.873856" calcext:value-type="float">
            <text:p>2522.9</text:p>
          </table:table-cell>
          <table:table-cell table:formula="of:=[.C21]/[.B21]" office:value-type="float" office:value="0.673044645818403" calcext:value-type="float">
            <text:p>0.673</text:p>
          </table:table-cell>
          <table:table-cell office:value-type="float" office:value="2468.767334" calcext:value-type="float">
            <text:p>2468.8</text:p>
          </table:table-cell>
          <table:table-cell table:formula="of:=[.E21]/[.C21]" office:value-type="float" office:value="0.97855361580155" calcext:value-type="float">
            <text:p>0.97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3497.350485" calcext:value-type="float">
            <text:p>3497.4</text:p>
          </table:table-cell>
          <table:table-cell office:value-type="float" office:value="3363.96288" calcext:value-type="float">
            <text:p>3364.0</text:p>
          </table:table-cell>
          <table:table-cell table:formula="of:=[.C22]/[.B22]" office:value-type="float" office:value="0.961860383861413" calcext:value-type="float">
            <text:p>0.962</text:p>
          </table:table-cell>
          <table:table-cell office:value-type="float" office:value="3258.974208" calcext:value-type="float">
            <text:p>3259.0</text:p>
          </table:table-cell>
          <table:table-cell table:formula="of:=[.E22]/[.C22]" office:value-type="float" office:value="0.968790181180596" calcext:value-type="float">
            <text:p>0.96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324.467234" calcext:value-type="float">
            <text:p>4324.5</text:p>
          </table:table-cell>
          <table:table-cell office:value-type="float" office:value="4360.817869" calcext:value-type="float">
            <text:p>4360.8</text:p>
          </table:table-cell>
          <table:table-cell table:formula="of:=[.C23]/[.B23]" office:value-type="float" office:value="1.00840580654981" calcext:value-type="float">
            <text:p>1.008</text:p>
          </table:table-cell>
          <table:table-cell office:value-type="float" office:value="4393.95287" calcext:value-type="float">
            <text:p>4394.0</text:p>
          </table:table-cell>
          <table:table-cell table:formula="of:=[.E23]/[.C23]" office:value-type="float" office:value="1.0075983455387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494.879744" calcext:value-type="float">
            <text:p>6494.9</text:p>
          </table:table-cell>
          <table:table-cell office:value-type="float" office:value="7017.490022" calcext:value-type="float">
            <text:p>7017.5</text:p>
          </table:table-cell>
          <table:table-cell table:formula="of:=[.C24]/[.B24]" office:value-type="float" office:value="1.08046496603464" calcext:value-type="float">
            <text:p>1.080</text:p>
          </table:table-cell>
          <table:table-cell office:value-type="float" office:value="6273.839923" calcext:value-type="float">
            <text:p>6273.8</text:p>
          </table:table-cell>
          <table:table-cell table:formula="of:=[.E24]/[.C24]" office:value-type="float" office:value="0.894029047897662" calcext:value-type="float">
            <text:p>0.8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8660.398899" calcext:value-type="float">
            <text:p>8660.4</text:p>
          </table:table-cell>
          <table:table-cell office:value-type="float" office:value="9073.957274" calcext:value-type="float">
            <text:p>9074.0</text:p>
          </table:table-cell>
          <table:table-cell table:formula="of:=[.C25]/[.B25]" office:value-type="float" office:value="1.04775280905915" calcext:value-type="float">
            <text:p>1.048</text:p>
          </table:table-cell>
          <table:table-cell office:value-type="float" office:value="9163.715379" calcext:value-type="float">
            <text:p>9163.7</text:p>
          </table:table-cell>
          <table:table-cell table:formula="of:=[.E25]/[.C25]" office:value-type="float" office:value="1.0098918368568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8427.31479" calcext:value-type="float">
            <text:p>28427.3</text:p>
          </table:table-cell>
          <table:table-cell office:value-type="float" office:value="28152.168448" calcext:value-type="float">
            <text:p>28152.2</text:p>
          </table:table-cell>
          <table:table-cell table:formula="of:=[.C26]/[.B26]" office:value-type="float" office:value="0.990321057615446" calcext:value-type="float">
            <text:p>0.990</text:p>
          </table:table-cell>
          <table:table-cell office:value-type="float" office:value="28098.481357" calcext:value-type="float">
            <text:p>28098.5</text:p>
          </table:table-cell>
          <table:table-cell table:formula="of:=[.E26]/[.C26]" office:value-type="float" office:value="0.998092967825936" calcext:value-type="float">
            <text:p>0.99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115.636736" calcext:value-type="float">
            <text:p>7115.6</text:p>
          </table:table-cell>
          <table:table-cell office:value-type="float" office:value="6756.604314" calcext:value-type="float">
            <text:p>6756.6</text:p>
          </table:table-cell>
          <table:table-cell table:formula="of:=[.C27]/[.B27]" office:value-type="float" office:value="0.949543177185598" calcext:value-type="float">
            <text:p>0.950</text:p>
          </table:table-cell>
          <table:table-cell office:value-type="float" office:value="6754.507162" calcext:value-type="float">
            <text:p>6754.5</text:p>
          </table:table-cell>
          <table:table-cell table:formula="of:=[.E27]/[.C27]" office:value-type="float" office:value="0.999689614501229" calcext:value-type="float">
            <text:p>1.00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482.404557" calcext:value-type="float">
            <text:p>10482.4</text:p>
          </table:table-cell>
          <table:table-cell office:value-type="float" office:value="10110.560442" calcext:value-type="float">
            <text:p>10110.6</text:p>
          </table:table-cell>
          <table:table-cell table:formula="of:=[.C28]/[.B28]" office:value-type="float" office:value="0.964526830368163" calcext:value-type="float">
            <text:p>0.965</text:p>
          </table:table-cell>
          <table:table-cell office:value-type="float" office:value="9918.130859" calcext:value-type="float">
            <text:p>9918.1</text:p>
          </table:table-cell>
          <table:table-cell table:formula="of:=[.E28]/[.C28]" office:value-type="float" office:value="0.980967466234549" calcext:value-type="float">
            <text:p>0.9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829.381222" calcext:value-type="float">
            <text:p>14829.4</text:p>
          </table:table-cell>
          <table:table-cell office:value-type="float" office:value="13193.602662" calcext:value-type="float">
            <text:p>13193.6</text:p>
          </table:table-cell>
          <table:table-cell table:formula="of:=[.C29]/[.B29]" office:value-type="float" office:value="0.889693404228273" calcext:value-type="float">
            <text:p>0.890</text:p>
          </table:table-cell>
          <table:table-cell office:value-type="float" office:value="13230.512538" calcext:value-type="float">
            <text:p>13230.5</text:p>
          </table:table-cell>
          <table:table-cell table:formula="of:=[.E29]/[.C29]" office:value-type="float" office:value="1.00279755855513" calcext:value-type="float">
            <text:p>1.0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7507.923354" calcext:value-type="float">
            <text:p>27507.9</text:p>
          </table:table-cell>
          <table:table-cell office:value-type="float" office:value="23303.553024" calcext:value-type="float">
            <text:p>23303.6</text:p>
          </table:table-cell>
          <table:table-cell table:formula="of:=[.C30]/[.B30]" office:value-type="float" office:value="0.847157843364115" calcext:value-type="float">
            <text:p>0.847</text:p>
          </table:table-cell>
          <table:table-cell office:value-type="float" office:value="18206.634803" calcext:value-type="float">
            <text:p>18206.6</text:p>
          </table:table-cell>
          <table:table-cell table:formula="of:=[.E30]/[.C30]" office:value-type="float" office:value="0.781281497471619" calcext:value-type="float">
            <text:p>0.7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63760.131686" calcext:value-type="float">
            <text:p>63760.1</text:p>
          </table:table-cell>
          <table:table-cell office:value-type="float" office:value="59002.113229" calcext:value-type="float">
            <text:p>59002.1</text:p>
          </table:table-cell>
          <table:table-cell table:formula="of:=[.C31]/[.B31]" office:value-type="float" office:value="0.925376276190397" calcext:value-type="float">
            <text:p>0.925</text:p>
          </table:table-cell>
          <table:table-cell office:value-type="float" office:value="49808.198861" calcext:value-type="float">
            <text:p>49808.2</text:p>
          </table:table-cell>
          <table:table-cell table:formula="of:=[.E31]/[.C31]" office:value-type="float" office:value="0.844176524113358" calcext:value-type="float">
            <text:p>0.84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55.948814" calcext:value-type="float">
            <text:p>55.9</text:p>
          </table:table-cell>
          <table:table-cell office:value-type="float" office:value="47.918697" calcext:value-type="float">
            <text:p>47.9</text:p>
          </table:table-cell>
          <table:table-cell table:formula="of:=[.C32]/[.B32]" office:value-type="float" office:value="0.856473865558616" calcext:value-type="float">
            <text:p>0.856</text:p>
          </table:table-cell>
          <table:table-cell office:value-type="float" office:value="58.582939" calcext:value-type="float">
            <text:p>58.6</text:p>
          </table:table-cell>
          <table:table-cell table:formula="of:=[.E32]/[.C32]" office:value-type="float" office:value="1.22254866404235" calcext:value-type="float">
            <text:p>1.22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51.097114" calcext:value-type="float">
            <text:p>51.1</text:p>
          </table:table-cell>
          <table:table-cell office:value-type="float" office:value="49.417562" calcext:value-type="float">
            <text:p>49.4</text:p>
          </table:table-cell>
          <table:table-cell table:formula="of:=[.C33]/[.B33]" office:value-type="float" office:value="0.967130198390461" calcext:value-type="float">
            <text:p>0.967</text:p>
          </table:table-cell>
          <table:table-cell office:value-type="float" office:value="61.099871" calcext:value-type="float">
            <text:p>61.1</text:p>
          </table:table-cell>
          <table:table-cell table:formula="of:=[.E33]/[.C33]" office:value-type="float" office:value="1.23639994623774" calcext:value-type="float">
            <text:p>1.23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8.142479" calcext:value-type="float">
            <text:p>48.1</text:p>
          </table:table-cell>
          <table:table-cell office:value-type="float" office:value="49.370811" calcext:value-type="float">
            <text:p>49.4</text:p>
          </table:table-cell>
          <table:table-cell table:formula="of:=[.C34]/[.B34]" office:value-type="float" office:value="1.02551451494635" calcext:value-type="float">
            <text:p>1.026</text:p>
          </table:table-cell>
          <table:table-cell office:value-type="float" office:value="59.000492" calcext:value-type="float">
            <text:p>59.0</text:p>
          </table:table-cell>
          <table:table-cell table:formula="of:=[.E34]/[.C34]" office:value-type="float" office:value="1.19504806190038" calcext:value-type="float">
            <text:p>1.1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59.231213" calcext:value-type="float">
            <text:p>459.2</text:p>
          </table:table-cell>
          <table:table-cell office:value-type="float" office:value="450.595642" calcext:value-type="float">
            <text:p>450.6</text:p>
          </table:table-cell>
          <table:table-cell table:formula="of:=[.C35]/[.B35]" office:value-type="float" office:value="0.981195592208146" calcext:value-type="float">
            <text:p>0.981</text:p>
          </table:table-cell>
          <table:table-cell office:value-type="float" office:value="582.810192" calcext:value-type="float">
            <text:p>582.8</text:p>
          </table:table-cell>
          <table:table-cell table:formula="of:=[.E35]/[.C35]" office:value-type="float" office:value="1.29342172377246" calcext:value-type="float">
            <text:p>1.29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74.392852" calcext:value-type="float">
            <text:p>474.4</text:p>
          </table:table-cell>
          <table:table-cell office:value-type="float" office:value="463.321483" calcext:value-type="float">
            <text:p>463.3</text:p>
          </table:table-cell>
          <table:table-cell table:formula="of:=[.C36]/[.B36]" office:value-type="float" office:value="0.976662023988506" calcext:value-type="float">
            <text:p>0.977</text:p>
          </table:table-cell>
          <table:table-cell office:value-type="float" office:value="582.266006" calcext:value-type="float">
            <text:p>582.3</text:p>
          </table:table-cell>
          <table:table-cell table:formula="of:=[.E36]/[.C36]" office:value-type="float" office:value="1.25672136381382" calcext:value-type="float">
            <text:p>1.25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487.088638" calcext:value-type="float">
            <text:p>487.1</text:p>
          </table:table-cell>
          <table:table-cell office:value-type="float" office:value="482.669871" calcext:value-type="float">
            <text:p>482.7</text:p>
          </table:table-cell>
          <table:table-cell table:formula="of:=[.C37]/[.B37]" office:value-type="float" office:value="0.990928207608899" calcext:value-type="float">
            <text:p>0.991</text:p>
          </table:table-cell>
          <table:table-cell office:value-type="float" office:value="584.747939" calcext:value-type="float">
            <text:p>584.7</text:p>
          </table:table-cell>
          <table:table-cell table:formula="of:=[.E37]/[.C37]" office:value-type="float" office:value="1.21148630592689" calcext:value-type="float">
            <text:p>1.21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07.67812" calcext:value-type="float">
            <text:p>907.7</text:p>
          </table:table-cell>
          <table:table-cell office:value-type="float" office:value="902.568631" calcext:value-type="float">
            <text:p>902.6</text:p>
          </table:table-cell>
          <table:table-cell table:formula="of:=[.C38]/[.B38]" office:value-type="float" office:value="0.994370813962113" calcext:value-type="float">
            <text:p>0.994</text:p>
          </table:table-cell>
          <table:table-cell office:value-type="float" office:value="1153.4336" calcext:value-type="float">
            <text:p>1153.4</text:p>
          </table:table-cell>
          <table:table-cell table:formula="of:=[.E38]/[.C38]" office:value-type="float" office:value="1.27794558816215" calcext:value-type="float">
            <text:p>1.27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18.479632" calcext:value-type="float">
            <text:p>918.5</text:p>
          </table:table-cell>
          <table:table-cell office:value-type="float" office:value="919.118621" calcext:value-type="float">
            <text:p>919.1</text:p>
          </table:table-cell>
          <table:table-cell table:formula="of:=[.C39]/[.B39]" office:value-type="float" office:value="1.00069570296143" calcext:value-type="float">
            <text:p>1.001</text:p>
          </table:table-cell>
          <table:table-cell office:value-type="float" office:value="1192.254214" calcext:value-type="float">
            <text:p>1192.3</text:p>
          </table:table-cell>
          <table:table-cell table:formula="of:=[.E39]/[.C39]" office:value-type="float" office:value="1.29717121028712" calcext:value-type="float">
            <text:p>1.29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949.466503" calcext:value-type="float">
            <text:p>949.5</text:p>
          </table:table-cell>
          <table:table-cell office:value-type="float" office:value="951.191887" calcext:value-type="float">
            <text:p>951.2</text:p>
          </table:table-cell>
          <table:table-cell table:formula="of:=[.C40]/[.B40]" office:value-type="float" office:value="1.0018172141877" calcext:value-type="float">
            <text:p>1.002</text:p>
          </table:table-cell>
          <table:table-cell office:value-type="float" office:value="1184.285036" calcext:value-type="float">
            <text:p>1184.3</text:p>
          </table:table-cell>
          <table:table-cell table:formula="of:=[.E40]/[.C40]" office:value-type="float" office:value="1.24505376064041" calcext:value-type="float">
            <text:p>1.24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48.920141" calcext:value-type="float">
            <text:p>48.9</text:p>
          </table:table-cell>
          <table:table-cell office:value-type="float" office:value="48.719302" calcext:value-type="float">
            <text:p>48.7</text:p>
          </table:table-cell>
          <table:table-cell table:formula="of:=[.C41]/[.B41]" office:value-type="float" office:value="0.995894553942516" calcext:value-type="float">
            <text:p>0.996</text:p>
          </table:table-cell>
          <table:table-cell office:value-type="float" office:value="59.315619" calcext:value-type="float">
            <text:p>59.3</text:p>
          </table:table-cell>
          <table:table-cell table:formula="of:=[.E41]/[.C41]" office:value-type="float" office:value="1.21749730733006" calcext:value-type="float">
            <text:p>1.21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58.890681" calcext:value-type="float">
            <text:p>58.9</text:p>
          </table:table-cell>
          <table:table-cell office:value-type="float" office:value="56.825557" calcext:value-type="float">
            <text:p>56.8</text:p>
          </table:table-cell>
          <table:table-cell table:formula="of:=[.C42]/[.B42]" office:value-type="float" office:value="0.964932923767684" calcext:value-type="float">
            <text:p>0.965</text:p>
          </table:table-cell>
          <table:table-cell office:value-type="float" office:value="58.735867" calcext:value-type="float">
            <text:p>58.7</text:p>
          </table:table-cell>
          <table:table-cell table:formula="of:=[.E42]/[.C42]" office:value-type="float" office:value="1.03361709239383" calcext:value-type="float">
            <text:p>1.03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9.488875" calcext:value-type="float">
            <text:p>99.5</text:p>
          </table:table-cell>
          <table:table-cell office:value-type="float" office:value="100.34804" calcext:value-type="float">
            <text:p>100.3</text:p>
          </table:table-cell>
          <table:table-cell table:formula="of:=[.C43]/[.B43]" office:value-type="float" office:value="1.00863578968" calcext:value-type="float">
            <text:p>1.009</text:p>
          </table:table-cell>
          <table:table-cell office:value-type="float" office:value="100.304559" calcext:value-type="float">
            <text:p>100.3</text:p>
          </table:table-cell>
          <table:table-cell table:formula="of:=[.E43]/[.C43]" office:value-type="float" office:value="0.999566698064058" calcext:value-type="float">
            <text:p>1.00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459.123469" calcext:value-type="float">
            <text:p>459.1</text:p>
          </table:table-cell>
          <table:table-cell office:value-type="float" office:value="448.999783" calcext:value-type="float">
            <text:p>449.0</text:p>
          </table:table-cell>
          <table:table-cell table:formula="of:=[.C44]/[.B44]" office:value-type="float" office:value="0.977949970577522" calcext:value-type="float">
            <text:p>0.978</text:p>
          </table:table-cell>
          <table:table-cell office:value-type="float" office:value="584.799082" calcext:value-type="float">
            <text:p>584.8</text:p>
          </table:table-cell>
          <table:table-cell table:formula="of:=[.E44]/[.C44]" office:value-type="float" office:value="1.30244847356641" calcext:value-type="float">
            <text:p>1.30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597.432272" calcext:value-type="float">
            <text:p>597.4</text:p>
          </table:table-cell>
          <table:table-cell office:value-type="float" office:value="568.328192" calcext:value-type="float">
            <text:p>568.3</text:p>
          </table:table-cell>
          <table:table-cell table:formula="of:=[.C45]/[.B45]" office:value-type="float" office:value="0.951284720688808" calcext:value-type="float">
            <text:p>0.951</text:p>
          </table:table-cell>
          <table:table-cell office:value-type="float" office:value="558.157005" calcext:value-type="float">
            <text:p>558.2</text:p>
          </table:table-cell>
          <table:table-cell table:formula="of:=[.E45]/[.C45]" office:value-type="float" office:value="0.98210332138512" calcext:value-type="float">
            <text:p>0.98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91.3121" calcext:value-type="float">
            <text:p>991.3</text:p>
          </table:table-cell>
          <table:table-cell office:value-type="float" office:value="1008.564001" calcext:value-type="float">
            <text:p>1008.6</text:p>
          </table:table-cell>
          <table:table-cell table:formula="of:=[.C46]/[.B46]" office:value-type="float" office:value="1.01740309736964" calcext:value-type="float">
            <text:p>1.017</text:p>
          </table:table-cell>
          <table:table-cell office:value-type="float" office:value="974.87064" calcext:value-type="float">
            <text:p>974.9</text:p>
          </table:table-cell>
          <table:table-cell table:formula="of:=[.E46]/[.C46]" office:value-type="float" office:value="0.966592738818168" calcext:value-type="float">
            <text:p>0.96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917.166632" calcext:value-type="float">
            <text:p>917.2</text:p>
          </table:table-cell>
          <table:table-cell office:value-type="float" office:value="901.909793" calcext:value-type="float">
            <text:p>901.9</text:p>
          </table:table-cell>
          <table:table-cell table:formula="of:=[.C47]/[.B47]" office:value-type="float" office:value="0.983365248508081" calcext:value-type="float">
            <text:p>0.983</text:p>
          </table:table-cell>
          <table:table-cell office:value-type="float" office:value="1167.321407" calcext:value-type="float">
            <text:p>1167.3</text:p>
          </table:table-cell>
          <table:table-cell table:formula="of:=[.E47]/[.C47]" office:value-type="float" office:value="1.29427733910857" calcext:value-type="float">
            <text:p>1.2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17.326113" calcext:value-type="float">
            <text:p>1117.3</text:p>
          </table:table-cell>
          <table:table-cell office:value-type="float" office:value="1134.792249" calcext:value-type="float">
            <text:p>1134.8</text:p>
          </table:table-cell>
          <table:table-cell table:formula="of:=[.C48]/[.B48]" office:value-type="float" office:value="1.01563208430984" calcext:value-type="float">
            <text:p>1.016</text:p>
          </table:table-cell>
          <table:table-cell office:value-type="float" office:value="1179.018854" calcext:value-type="float">
            <text:p>1179.0</text:p>
          </table:table-cell>
          <table:table-cell table:formula="of:=[.E48]/[.C48]" office:value-type="float" office:value="1.03897330550061" calcext:value-type="float">
            <text:p>1.03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991.006675" calcext:value-type="float">
            <text:p>1991.0</text:p>
          </table:table-cell>
          <table:table-cell office:value-type="float" office:value="1994.124642" calcext:value-type="float">
            <text:p>1994.1</text:p>
          </table:table-cell>
          <table:table-cell table:formula="of:=[.C49]/[.B49]" office:value-type="float" office:value="1.00156602538763" calcext:value-type="float">
            <text:p>1.002</text:p>
          </table:table-cell>
          <table:table-cell office:value-type="float" office:value="1921.620378" calcext:value-type="float">
            <text:p>1921.6</text:p>
          </table:table-cell>
          <table:table-cell table:formula="of:=[.E49]/[.C49]" office:value-type="float" office:value="0.963641057096972" calcext:value-type="float">
            <text:p>0.96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4115.171465" calcext:value-type="float">
            <text:p>4115.2</text:p>
          </table:table-cell>
          <table:table-cell office:value-type="float" office:value="3368.366191" calcext:value-type="float">
            <text:p>3368.4</text:p>
          </table:table-cell>
          <table:table-cell table:formula="of:=[.C50]/[.B50]" office:value-type="float" office:value="0.818523898614757" calcext:value-type="float">
            <text:p>0.819</text:p>
          </table:table-cell>
          <table:table-cell office:value-type="float" office:value="3340.297102" calcext:value-type="float">
            <text:p>3340.3</text:p>
          </table:table-cell>
          <table:table-cell table:formula="of:=[.E50]/[.C50]" office:value-type="float" office:value="0.991666853480777" calcext:value-type="float">
            <text:p>0.9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47217.79671" calcext:value-type="float">
            <text:p>47217.8</text:p>
          </table:table-cell>
          <table:table-cell office:value-type="float" office:value="38493.64439" calcext:value-type="float">
            <text:p>38493.6</text:p>
          </table:table-cell>
          <table:table-cell table:formula="of:=[.C51]/[.B51]" office:value-type="float" office:value="0.815235929503836" calcext:value-type="float">
            <text:p>0.815</text:p>
          </table:table-cell>
          <table:table-cell office:value-type="float" office:value="38131.256525" calcext:value-type="float">
            <text:p>38131.3</text:p>
          </table:table-cell>
          <table:table-cell table:formula="of:=[.E51]/[.C51]" office:value-type="float" office:value="0.990585774074066" calcext:value-type="float">
            <text:p>0.99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4148.026846" calcext:value-type="float">
            <text:p>4148.0</text:p>
          </table:table-cell>
          <table:table-cell office:value-type="float" office:value="3516.644284" calcext:value-type="float">
            <text:p>3516.6</text:p>
          </table:table-cell>
          <table:table-cell table:formula="of:=[.C52]/[.B52]" office:value-type="float" office:value="0.847787252725027" calcext:value-type="float">
            <text:p>0.848</text:p>
          </table:table-cell>
          <table:table-cell office:value-type="float" office:value="3544.746121" calcext:value-type="float">
            <text:p>3544.7</text:p>
          </table:table-cell>
          <table:table-cell table:formula="of:=[.E52]/[.C52]" office:value-type="float" office:value="1.00799109455792" calcext:value-type="float">
            <text:p>1.00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42171.210138" calcext:value-type="float">
            <text:p>42171.2</text:p>
          </table:table-cell>
          <table:table-cell office:value-type="float" office:value="37393.059021" calcext:value-type="float">
            <text:p>37393.1</text:p>
          </table:table-cell>
          <table:table-cell table:formula="of:=[.C53]/[.B53]" office:value-type="float" office:value="0.886696371734079" calcext:value-type="float">
            <text:p>0.887</text:p>
          </table:table-cell>
          <table:table-cell office:value-type="float" office:value="38493.64439" calcext:value-type="float">
            <text:p>38493.6</text:p>
          </table:table-cell>
          <table:table-cell table:formula="of:=[.E53]/[.C53]" office:value-type="float" office:value="1.02943287866291" calcext:value-type="float">
            <text:p>1.02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1753.498692" calcext:value-type="float">
            <text:p>1753.5</text:p>
          </table:table-cell>
          <table:table-cell office:value-type="float" office:value="1542.095784" calcext:value-type="float">
            <text:p>1542.1</text:p>
          </table:table-cell>
          <table:table-cell table:formula="of:=[.C54]/[.B54]" office:value-type="float" office:value="0.879439369436382" calcext:value-type="float">
            <text:p>0.879</text:p>
          </table:table-cell>
          <table:table-cell office:value-type="float" office:value="1498.624819" calcext:value-type="float">
            <text:p>1498.6</text:p>
          </table:table-cell>
          <table:table-cell table:formula="of:=[.E54]/[.C54]" office:value-type="float" office:value="0.97181046375262" calcext:value-type="float">
            <text:p>0.97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1692.940288" calcext:value-type="float">
            <text:p>21692.9</text:p>
          </table:table-cell>
          <table:table-cell office:value-type="float" office:value="19800.470323" calcext:value-type="float">
            <text:p>19800.5</text:p>
          </table:table-cell>
          <table:table-cell table:formula="of:=[.C55]/[.B55]" office:value-type="float" office:value="0.912761020872451" calcext:value-type="float">
            <text:p>0.913</text:p>
          </table:table-cell>
          <table:table-cell office:value-type="float" office:value="18065.706189" calcext:value-type="float">
            <text:p>18065.7</text:p>
          </table:table-cell>
          <table:table-cell table:formula="of:=[.E55]/[.C55]" office:value-type="float" office:value="0.912387730912386" calcext:value-type="float">
            <text:p>0.9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252.445389" calcext:value-type="float">
            <text:p>1252.4</text:p>
          </table:table-cell>
          <table:table-cell office:value-type="float" office:value="1123.475896" calcext:value-type="float">
            <text:p>1123.5</text:p>
          </table:table-cell>
          <table:table-cell table:formula="of:=[.C56]/[.B56]" office:value-type="float" office:value="0.897025855073031" calcext:value-type="float">
            <text:p>0.897</text:p>
          </table:table-cell>
          <table:table-cell office:value-type="float" office:value="1176.315858" calcext:value-type="float">
            <text:p>1176.3</text:p>
          </table:table-cell>
          <table:table-cell table:formula="of:=[.E56]/[.C56]" office:value-type="float" office:value="1.04703257291779" calcext:value-type="float">
            <text:p>1.04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5639.720755" calcext:value-type="float">
            <text:p>15639.7</text:p>
          </table:table-cell>
          <table:table-cell office:value-type="float" office:value="12223.879578" calcext:value-type="float">
            <text:p>12223.9</text:p>
          </table:table-cell>
          <table:table-cell table:formula="of:=[.C57]/[.B57]" office:value-type="float" office:value="0.781591933097146" calcext:value-type="float">
            <text:p>0.782</text:p>
          </table:table-cell>
          <table:table-cell office:value-type="float" office:value="11938.666906" calcext:value-type="float">
            <text:p>11938.7</text:p>
          </table:table-cell>
          <table:table-cell table:formula="of:=[.E57]/[.C57]" office:value-type="float" office:value="0.976667581664228" calcext:value-type="float">
            <text:p>0.97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1898.796373" calcext:value-type="float">
            <text:p>1898.8</text:p>
          </table:table-cell>
          <table:table-cell office:value-type="float" office:value="1673.62716" calcext:value-type="float">
            <text:p>1673.6</text:p>
          </table:table-cell>
          <table:table-cell table:formula="of:=[.C58]/[.B58]" office:value-type="float" office:value="0.88141476558424" calcext:value-type="float">
            <text:p>0.881</text:p>
          </table:table-cell>
          <table:table-cell office:value-type="float" office:value="1691.213278" calcext:value-type="float">
            <text:p>1691.2</text:p>
          </table:table-cell>
          <table:table-cell table:formula="of:=[.E58]/[.C58]" office:value-type="float" office:value="1.01050778717047" calcext:value-type="float">
            <text:p>1.01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1401.01673" calcext:value-type="float">
            <text:p>21401.0</text:p>
          </table:table-cell>
          <table:table-cell office:value-type="float" office:value="18857.590784" calcext:value-type="float">
            <text:p>18857.6</text:p>
          </table:table-cell>
          <table:table-cell table:formula="of:=[.C59]/[.B59]" office:value-type="float" office:value="0.881153966744271" calcext:value-type="float">
            <text:p>0.881</text:p>
          </table:table-cell>
          <table:table-cell office:value-type="float" office:value="18421.383168" calcext:value-type="float">
            <text:p>18421.4</text:p>
          </table:table-cell>
          <table:table-cell table:formula="of:=[.E59]/[.C59]" office:value-type="float" office:value="0.976868327402135" calcext:value-type="float">
            <text:p>0.97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074.856626" calcext:value-type="float">
            <text:p>1074.9</text:p>
          </table:table-cell>
          <table:table-cell office:value-type="float" office:value="837.161092" calcext:value-type="float">
            <text:p>837.2</text:p>
          </table:table-cell>
          <table:table-cell table:formula="of:=[.C60]/[.B60]" office:value-type="float" office:value="0.778858381434028" calcext:value-type="float">
            <text:p>0.779</text:p>
          </table:table-cell>
          <table:table-cell office:value-type="float" office:value="735.142957" calcext:value-type="float">
            <text:p>735.1</text:p>
          </table:table-cell>
          <table:table-cell table:formula="of:=[.E60]/[.C60]" office:value-type="float" office:value="0.878137988046869" calcext:value-type="float">
            <text:p>0.87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53.025178" calcext:value-type="float">
            <text:p>12853.0</text:p>
          </table:table-cell>
          <table:table-cell office:value-type="float" office:value="9977.867916" calcext:value-type="float">
            <text:p>9977.9</text:p>
          </table:table-cell>
          <table:table-cell table:formula="of:=[.C61]/[.B61]" office:value-type="float" office:value="0.776305015964546" calcext:value-type="float">
            <text:p>0.776</text:p>
          </table:table-cell>
          <table:table-cell office:value-type="float" office:value="11999.064883" calcext:value-type="float">
            <text:p>11999.1</text:p>
          </table:table-cell>
          <table:table-cell table:formula="of:=[.E61]/[.C61]" office:value-type="float" office:value="1.20256802194775" calcext:value-type="float">
            <text:p>1.2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244.775589" calcext:value-type="float">
            <text:p>244.8</text:p>
          </table:table-cell>
          <table:table-cell office:value-type="float" office:value="282.817347" calcext:value-type="float">
            <text:p>282.8</text:p>
          </table:table-cell>
          <table:table-cell table:formula="of:=[.C62]/[.B62]" office:value-type="float" office:value="1.15541483591323" calcext:value-type="float">
            <text:p>1.155</text:p>
          </table:table-cell>
          <table:table-cell office:value-type="float" office:value="235.210228" calcext:value-type="float">
            <text:p>235.2</text:p>
          </table:table-cell>
          <table:table-cell table:formula="of:=[.E62]/[.C62]" office:value-type="float" office:value="0.831668320543294" calcext:value-type="float">
            <text:p>0.83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2.641818" calcext:value-type="float">
            <text:p>3562.6</text:p>
          </table:table-cell>
          <table:table-cell office:value-type="float" office:value="3457.364787" calcext:value-type="float">
            <text:p>3457.4</text:p>
          </table:table-cell>
          <table:table-cell table:formula="of:=[.C63]/[.B63]" office:value-type="float" office:value="0.97044972905553" calcext:value-type="float">
            <text:p>0.970</text:p>
          </table:table-cell>
          <table:table-cell office:value-type="float" office:value="3162.714931" calcext:value-type="float">
            <text:p>3162.7</text:p>
          </table:table-cell>
          <table:table-cell table:formula="of:=[.E63]/[.C63]" office:value-type="float" office:value="0.914776173718229" calcext:value-type="float">
            <text:p>0.91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228.1472" calcext:value-type="float">
            <text:p>228.1</text:p>
          </table:table-cell>
          <table:table-cell office:value-type="float" office:value="246.377911" calcext:value-type="float">
            <text:p>246.4</text:p>
          </table:table-cell>
          <table:table-cell table:formula="of:=[.C64]/[.B64]" office:value-type="float" office:value="1.07990766925915" calcext:value-type="float">
            <text:p>1.080</text:p>
          </table:table-cell>
          <table:table-cell office:value-type="float" office:value="209.051102" calcext:value-type="float">
            <text:p>209.1</text:p>
          </table:table-cell>
          <table:table-cell table:formula="of:=[.E64]/[.C64]" office:value-type="float" office:value="0.848497745400561" calcext:value-type="float">
            <text:p>0.84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071.90825" calcext:value-type="float">
            <text:p>3071.9</text:p>
          </table:table-cell>
          <table:table-cell office:value-type="float" office:value="3259.393638" calcext:value-type="float">
            <text:p>3259.4</text:p>
          </table:table-cell>
          <table:table-cell table:formula="of:=[.C65]/[.B65]" office:value-type="float" office:value="1.06103222256068" calcext:value-type="float">
            <text:p>1.061</text:p>
          </table:table-cell>
          <table:table-cell office:value-type="float" office:value="2720.006144" calcext:value-type="float">
            <text:p>2720.0</text:p>
          </table:table-cell>
          <table:table-cell table:formula="of:=[.E65]/[.C65]" office:value-type="float" office:value="0.834512932800908" calcext:value-type="float">
            <text:p>0.83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241.224909" calcext:value-type="float">
            <text:p>241.2</text:p>
          </table:table-cell>
          <table:table-cell office:value-type="float" office:value="253.61754" calcext:value-type="float">
            <text:p>253.6</text:p>
          </table:table-cell>
          <table:table-cell table:formula="of:=[.C66]/[.B66]" office:value-type="float" office:value="1.05137376173702" calcext:value-type="float">
            <text:p>1.051</text:p>
          </table:table-cell>
          <table:table-cell office:value-type="float" office:value="217.821148" calcext:value-type="float">
            <text:p>217.8</text:p>
          </table:table-cell>
          <table:table-cell table:formula="of:=[.E66]/[.C66]" office:value-type="float" office:value="0.858856796734169" calcext:value-type="float">
            <text:p>0.85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087.007744" calcext:value-type="float">
            <text:p>3087.0</text:p>
          </table:table-cell>
          <table:table-cell office:value-type="float" office:value="3297.561805" calcext:value-type="float">
            <text:p>3297.6</text:p>
          </table:table-cell>
          <table:table-cell table:formula="of:=[.C67]/[.B67]" office:value-type="float" office:value="1.06820652180392" calcext:value-type="float">
            <text:p>1.068</text:p>
          </table:table-cell>
          <table:table-cell office:value-type="float" office:value="2797.810483" calcext:value-type="float">
            <text:p>2797.8</text:p>
          </table:table-cell>
          <table:table-cell table:formula="of:=[.E67]/[.C67]" office:value-type="float" office:value="0.848448231889925" calcext:value-type="float">
            <text:p>0.84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38.764731" calcext:value-type="float">
            <text:p>238.8</text:p>
          </table:table-cell>
          <table:table-cell office:value-type="float" office:value="213.8696" calcext:value-type="float">
            <text:p>213.9</text:p>
          </table:table-cell>
          <table:table-cell table:formula="of:=[.C68]/[.B68]" office:value-type="float" office:value="0.895733633289416" calcext:value-type="float">
            <text:p>0.896</text:p>
          </table:table-cell>
          <table:table-cell office:value-type="float" office:value="202.164404" calcext:value-type="float">
            <text:p>202.2</text:p>
          </table:table-cell>
          <table:table-cell table:formula="of:=[.E68]/[.C68]" office:value-type="float" office:value="0.945269472613219" calcext:value-type="float">
            <text:p>0.94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275.493806" calcext:value-type="float">
            <text:p>2275.5</text:p>
          </table:table-cell>
          <table:table-cell office:value-type="float" office:value="2021.421511" calcext:value-type="float">
            <text:p>2021.4</text:p>
          </table:table-cell>
          <table:table-cell table:formula="of:=[.C69]/[.B69]" office:value-type="float" office:value="0.888344106088066" calcext:value-type="float">
            <text:p>0.888</text:p>
          </table:table-cell>
          <table:table-cell office:value-type="float" office:value="2012.594831" calcext:value-type="float">
            <text:p>2012.6</text:p>
          </table:table-cell>
          <table:table-cell table:formula="of:=[.E69]/[.C69]" office:value-type="float" office:value="0.995633429271447" calcext:value-type="float">
            <text:p>0.9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57633.092403" calcext:value-type="float">
            <text:p>57633.1</text:p>
          </table:table-cell>
          <table:table-cell/>
          <table:table-cell office:value-type="float" office:value="17971.753779" calcext:value-type="float">
            <text:p>17971.8</text:p>
          </table:table-cell>
          <table:table-cell table:formula="of:=[.E70]/[.C70]" office:value-type="float" office:value="0.311830461106135" calcext:value-type="float">
            <text:p>0.31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86.776675" calcext:value-type="float">
            <text:p>286.8</text:p>
          </table:table-cell>
          <table:table-cell/>
          <table:table-cell office:value-type="float" office:value="284.638591" calcext:value-type="float">
            <text:p>284.6</text:p>
          </table:table-cell>
          <table:table-cell table:formula="of:=[.E71]/[.C71]" office:value-type="float" office:value="0.992544428517417" calcext:value-type="float">
            <text:p>0.99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2800.012493" calcext:value-type="float">
            <text:p>2800.0</text:p>
          </table:table-cell>
          <table:table-cell/>
          <table:table-cell office:value-type="float" office:value="2733.008486" calcext:value-type="float">
            <text:p>2733.0</text:p>
          </table:table-cell>
          <table:table-cell table:formula="of:=[.E72]/[.C72]" office:value-type="float" office:value="0.976070104270067" calcext:value-type="float">
            <text:p>0.97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58572.616499" calcext:value-type="float">
            <text:p>58572.6</text:p>
          </table:table-cell>
          <table:table-cell/>
          <table:table-cell office:value-type="float" office:value="27111.981056" calcext:value-type="float">
            <text:p>27112.0</text:p>
          </table:table-cell>
          <table:table-cell table:formula="of:=[.E73]/[.C73]" office:value-type="float" office:value="0.46287809349379" calcext:value-type="float">
            <text:p>0.46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439.989328" calcext:value-type="float">
            <text:p>440.0</text:p>
          </table:table-cell>
          <table:table-cell office:value-type="float" office:value="349.410834" calcext:value-type="float">
            <text:p>349.4</text:p>
          </table:table-cell>
          <table:table-cell table:formula="of:=[.C74]/[.B74]" office:value-type="float" office:value="0.794134793196621" calcext:value-type="float">
            <text:p>0.794</text:p>
          </table:table-cell>
          <table:table-cell office:value-type="float" office:value="341.747808" calcext:value-type="float">
            <text:p>341.7</text:p>
          </table:table-cell>
          <table:table-cell table:formula="of:=[.E74]/[.C74]" office:value-type="float" office:value="0.978068722391132" calcext:value-type="float">
            <text:p>0.97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3946.979874" calcext:value-type="float">
            <text:p>3947.0</text:p>
          </table:table-cell>
          <table:table-cell office:value-type="float" office:value="3669.87619" calcext:value-type="float">
            <text:p>3669.9</text:p>
          </table:table-cell>
          <table:table-cell table:formula="of:=[.C75]/[.B75]" office:value-type="float" office:value="0.929793489491708" calcext:value-type="float">
            <text:p>0.930</text:p>
          </table:table-cell>
          <table:table-cell office:value-type="float" office:value="3380.609024" calcext:value-type="float">
            <text:p>3380.6</text:p>
          </table:table-cell>
          <table:table-cell table:formula="of:=[.E75]/[.C75]" office:value-type="float" office:value="0.921177949602709" calcext:value-type="float">
            <text:p>0.92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58726.966886" calcext:value-type="float">
            <text:p>58727.0</text:p>
          </table:table-cell>
          <table:table-cell/>
          <table:table-cell office:value-type="float" office:value="33312.84009" calcext:value-type="float">
            <text:p>33312.8</text:p>
          </table:table-cell>
          <table:table-cell table:formula="of:=[.E76]/[.C76]" office:value-type="float" office:value="0.567249457215566" calcext:value-type="float">
            <text:p>0.56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397.529554" calcext:value-type="float">
            <text:p>397.5</text:p>
          </table:table-cell>
          <table:table-cell office:value-type="float" office:value="318.675354" calcext:value-type="float">
            <text:p>318.7</text:p>
          </table:table-cell>
          <table:table-cell table:formula="of:=[.C77]/[.B77]" office:value-type="float" office:value="0.801639402136124" calcext:value-type="float">
            <text:p>0.802</text:p>
          </table:table-cell>
          <table:table-cell office:value-type="float" office:value="307.798364" calcext:value-type="float">
            <text:p>307.8</text:p>
          </table:table-cell>
          <table:table-cell table:formula="of:=[.E77]/[.C77]" office:value-type="float" office:value="0.96586811667902" calcext:value-type="float">
            <text:p>0.96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178.924885" calcext:value-type="float">
            <text:p>4178.9</text:p>
          </table:table-cell>
          <table:table-cell office:value-type="float" office:value="3128.531354" calcext:value-type="float">
            <text:p>3128.5</text:p>
          </table:table-cell>
          <table:table-cell table:formula="of:=[.C78]/[.B78]" office:value-type="float" office:value="0.748645031938639" calcext:value-type="float">
            <text:p>0.749</text:p>
          </table:table-cell>
          <table:table-cell office:value-type="float" office:value="3059.115622" calcext:value-type="float">
            <text:p>3059.1</text:p>
          </table:table-cell>
          <table:table-cell table:formula="of:=[.E78]/[.C78]" office:value-type="float" office:value="0.977812038894464" calcext:value-type="float">
            <text:p>0.97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58646.43625" calcext:value-type="float">
            <text:p>58646.4</text:p>
          </table:table-cell>
          <table:table-cell/>
          <table:table-cell office:value-type="float" office:value="31098.247578" calcext:value-type="float">
            <text:p>31098.2</text:p>
          </table:table-cell>
          <table:table-cell table:formula="of:=[.E79]/[.C79]" office:value-type="float" office:value="0.530266620898043" calcext:value-type="float">
            <text:p>0.53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181.517715" calcext:value-type="float">
            <text:p>181.5</text:p>
          </table:table-cell>
          <table:table-cell office:value-type="float" office:value="176.582656" calcext:value-type="float">
            <text:p>176.6</text:p>
          </table:table-cell>
          <table:table-cell table:formula="of:=[.C80]/[.B80]" office:value-type="float" office:value="0.972812245901178" calcext:value-type="float">
            <text:p>0.973</text:p>
          </table:table-cell>
          <table:table-cell office:value-type="float" office:value="88.822737" calcext:value-type="float">
            <text:p>88.8</text:p>
          </table:table-cell>
          <table:table-cell table:formula="of:=[.E80]/[.C80]" office:value-type="float" office:value="0.503009406541037" calcext:value-type="float">
            <text:p>0.50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006.555034" calcext:value-type="float">
            <text:p>2006.6</text:p>
          </table:table-cell>
          <table:table-cell office:value-type="float" office:value="2124.694596" calcext:value-type="float">
            <text:p>2124.7</text:p>
          </table:table-cell>
          <table:table-cell table:formula="of:=[.C81]/[.B81]" office:value-type="float" office:value="1.05887681125022" calcext:value-type="float">
            <text:p>1.059</text:p>
          </table:table-cell>
          <table:table-cell office:value-type="float" office:value="1371.747123" calcext:value-type="float">
            <text:p>1371.7</text:p>
          </table:table-cell>
          <table:table-cell table:formula="of:=[.E81]/[.C81]" office:value-type="float" office:value="0.645620846206548" calcext:value-type="float">
            <text:p>0.64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table:number-columns-repeated="3"/>
          <table:table-cell office:value-type="float" office:value="20401.094656" calcext:value-type="float">
            <text:p>20401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175.336234" calcext:value-type="float">
            <text:p>175.3</text:p>
          </table:table-cell>
          <table:table-cell office:value-type="float" office:value="179.966067" calcext:value-type="float">
            <text:p>180.0</text:p>
          </table:table-cell>
          <table:table-cell table:formula="of:=[.C83]/[.B83]" office:value-type="float" office:value="1.02640545479037" calcext:value-type="float">
            <text:p>1.026</text:p>
          </table:table-cell>
          <table:table-cell office:value-type="float" office:value="83.947471" calcext:value-type="float">
            <text:p>83.9</text:p>
          </table:table-cell>
          <table:table-cell table:formula="of:=[.E83]/[.C83]" office:value-type="float" office:value="0.466462774896336" calcext:value-type="float">
            <text:p>0.46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065.135479" calcext:value-type="float">
            <text:p>2065.1</text:p>
          </table:table-cell>
          <table:table-cell office:value-type="float" office:value="1915.748352" calcext:value-type="float">
            <text:p>1915.7</text:p>
          </table:table-cell>
          <table:table-cell table:formula="of:=[.C84]/[.B84]" office:value-type="float" office:value="0.927662311495255" calcext:value-type="float">
            <text:p>0.928</text:p>
          </table:table-cell>
          <table:table-cell office:value-type="float" office:value="1345.165722" calcext:value-type="float">
            <text:p>1345.2</text:p>
          </table:table-cell>
          <table:table-cell table:formula="of:=[.E84]/[.C84]" office:value-type="float" office:value="0.702162014439775" calcext:value-type="float">
            <text:p>0.70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table:number-columns-repeated="3"/>
          <table:table-cell office:value-type="float" office:value="18065.706189" calcext:value-type="float">
            <text:p>18065.7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177.554216" calcext:value-type="float">
            <text:p>177.6</text:p>
          </table:table-cell>
          <table:table-cell office:value-type="float" office:value="177.032682" calcext:value-type="float">
            <text:p>177.0</text:p>
          </table:table-cell>
          <table:table-cell table:formula="of:=[.C86]/[.B86]" office:value-type="float" office:value="0.997062677464105" calcext:value-type="float">
            <text:p>0.997</text:p>
          </table:table-cell>
          <table:table-cell office:value-type="float" office:value="99.566194" calcext:value-type="float">
            <text:p>99.6</text:p>
          </table:table-cell>
          <table:table-cell table:formula="of:=[.E86]/[.C86]" office:value-type="float" office:value="0.562417023089556" calcext:value-type="float">
            <text:p>0.56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098.200576" calcext:value-type="float">
            <text:p>2098.2</text:p>
          </table:table-cell>
          <table:table-cell office:value-type="float" office:value="1926.710737" calcext:value-type="float">
            <text:p>1926.7</text:p>
          </table:table-cell>
          <table:table-cell table:formula="of:=[.C87]/[.B87]" office:value-type="float" office:value="0.918268138441308" calcext:value-type="float">
            <text:p>0.918</text:p>
          </table:table-cell>
          <table:table-cell office:value-type="float" office:value="1483.165813" calcext:value-type="float">
            <text:p>1483.2</text:p>
          </table:table-cell>
          <table:table-cell table:formula="of:=[.E87]/[.C87]" office:value-type="float" office:value="0.769791637383708" calcext:value-type="float">
            <text:p>0.77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table:number-columns-repeated="3"/>
          <table:table-cell office:value-type="float" office:value="18689.818624" calcext:value-type="float">
            <text:p>18689.8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22.360581" calcext:value-type="float">
            <text:p>122.4</text:p>
          </table:table-cell>
          <table:table-cell office:value-type="float" office:value="124.999269" calcext:value-type="float">
            <text:p>125.0</text:p>
          </table:table-cell>
          <table:table-cell table:formula="of:=[.C89]/[.B89]" office:value-type="float" office:value="1.02156485347189" calcext:value-type="float">
            <text:p>1.022</text:p>
          </table:table-cell>
          <table:table-cell office:value-type="float" office:value="28.434418" calcext:value-type="float">
            <text:p>28.4</text:p>
          </table:table-cell>
          <table:table-cell table:formula="of:=[.E89]/[.C89]" office:value-type="float" office:value="0.227476674283591" calcext:value-type="float">
            <text:p>0.22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170.490436" calcext:value-type="float">
            <text:p>1170.5</text:p>
          </table:table-cell>
          <table:table-cell office:value-type="float" office:value="1193.675617" calcext:value-type="float">
            <text:p>1193.7</text:p>
          </table:table-cell>
          <table:table-cell table:formula="of:=[.C90]/[.B90]" office:value-type="float" office:value="1.01980809093941" calcext:value-type="float">
            <text:p>1.020</text:p>
          </table:table-cell>
          <table:table-cell office:value-type="float" office:value="272.340838" calcext:value-type="float">
            <text:p>272.3</text:p>
          </table:table-cell>
          <table:table-cell table:formula="of:=[.E90]/[.C90]" office:value-type="float" office:value="0.228153138190474" calcext:value-type="float">
            <text:p>0.22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table:number-columns-repeated="3"/>
          <table:table-cell office:value-type="float" office:value="2644.089242" calcext:value-type="float">
            <text:p>2644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23.199407" calcext:value-type="float">
            <text:p>123.2</text:p>
          </table:table-cell>
          <table:table-cell office:value-type="float" office:value="128.039823" calcext:value-type="float">
            <text:p>128.0</text:p>
          </table:table-cell>
          <table:table-cell table:formula="of:=[.C92]/[.B92]" office:value-type="float" office:value="1.03928928002064" calcext:value-type="float">
            <text:p>1.039</text:p>
          </table:table-cell>
          <table:table-cell office:value-type="float" office:value="34.000208" calcext:value-type="float">
            <text:p>34.0</text:p>
          </table:table-cell>
          <table:table-cell table:formula="of:=[.E92]/[.C92]" office:value-type="float" office:value="0.265544009694546" calcext:value-type="float">
            <text:p>0.26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172.19146" calcext:value-type="float">
            <text:p>1172.2</text:p>
          </table:table-cell>
          <table:table-cell office:value-type="float" office:value="1210.266419" calcext:value-type="float">
            <text:p>1210.3</text:p>
          </table:table-cell>
          <table:table-cell table:formula="of:=[.C93]/[.B93]" office:value-type="float" office:value="1.03248186008794" calcext:value-type="float">
            <text:p>1.032</text:p>
          </table:table-cell>
          <table:table-cell office:value-type="float" office:value="316.30295" calcext:value-type="float">
            <text:p>316.3</text:p>
          </table:table-cell>
          <table:table-cell table:formula="of:=[.E93]/[.C93]" office:value-type="float" office:value="0.261349852424518" calcext:value-type="float">
            <text:p>0.26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table:number-columns-repeated="3"/>
          <table:table-cell office:value-type="float" office:value="3182.84759" calcext:value-type="float">
            <text:p>3182.8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22.965278" calcext:value-type="float">
            <text:p>123.0</text:p>
          </table:table-cell>
          <table:table-cell office:value-type="float" office:value="128.022594" calcext:value-type="float">
            <text:p>128.0</text:p>
          </table:table-cell>
          <table:table-cell table:formula="of:=[.C95]/[.B95]" office:value-type="float" office:value="1.04112800037747" calcext:value-type="float">
            <text:p>1.041</text:p>
          </table:table-cell>
          <table:table-cell office:value-type="float" office:value="36.23456" calcext:value-type="float">
            <text:p>36.2</text:p>
          </table:table-cell>
          <table:table-cell table:formula="of:=[.E95]/[.C95]" office:value-type="float" office:value="0.283032540334248" calcext:value-type="float">
            <text:p>0.28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168.88262" calcext:value-type="float">
            <text:p>1168.9</text:p>
          </table:table-cell>
          <table:table-cell office:value-type="float" office:value="1217.187021" calcext:value-type="float">
            <text:p>1217.2</text:p>
          </table:table-cell>
          <table:table-cell table:formula="of:=[.C96]/[.B96]" office:value-type="float" office:value="1.04132527952208" calcext:value-type="float">
            <text:p>1.041</text:p>
          </table:table-cell>
          <table:table-cell office:value-type="float" office:value="357.594163" calcext:value-type="float">
            <text:p>357.6</text:p>
          </table:table-cell>
          <table:table-cell table:formula="of:=[.E96]/[.C96]" office:value-type="float" office:value="0.293787361211108" calcext:value-type="float">
            <text:p>0.29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table:style-name="Default" table:number-columns-repeated="3"/>
          <table:table-cell office:value-type="float" office:value="3532.442829" calcext:value-type="float">
            <text:p>3532.4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1:23:52.659719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1:29:07.367742922</dc:date>
    <meta:editing-duration>PT12M15S</meta:editing-duration>
    <meta:editing-cycles>6</meta:editing-cycles>
    <meta:generator>LibreOffice/7.6.0.3$Linux_X86_64 LibreOffice_project/60$Build-3</meta:generator>
    <meta:document-statistic meta:table-count="1" meta:cell-count="737" meta:object-count="0"/>
  </office:meta>
</office:document-meta>
</file>